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579d1c" draw:fill="solid" draw:fill-color="#ccff99" draw:textarea-horizontal-align="justify" draw:textarea-vertical-align="middle" draw:auto-grow-height="false"/>
    </style:style>
    <style:style style:name="gr2" style:family="graphic" style:parent-style-name="standard">
      <style:graphic-properties svg:stroke-color="#ff950e" draw:fill="solid" draw:fill-color="#ffcc99" draw:textarea-horizontal-align="justify" draw:textarea-vertical-align="middle" draw:auto-grow-height="false"/>
    </style:style>
    <style:style style:name="gr3" style:family="graphic" style:parent-style-name="standard">
      <style:graphic-properties svg:stroke-color="#ff420e" draw:fill="solid" draw:fill-color="#ff8080" draw:textarea-horizontal-align="justify" draw:textarea-vertical-align="middle" draw:auto-grow-height="false"/>
    </style:style>
    <style:style style:name="gr4" style:family="graphic" style:parent-style-name="standard">
      <style:graphic-properties draw:fill="solid" draw:fill-color="#83caff" draw:textarea-horizontal-align="justify" draw:textarea-vertical-align="middle" draw:auto-grow-height="false"/>
    </style:style>
    <style:style style:name="gr5" style:family="graphic" style:parent-style-name="standard">
      <style:graphic-properties svg:stroke-color="#111111" draw:fill="solid" draw:fill-color="#ff0000"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svg:stroke-color="#cccccc" draw:fill="solid" draw:fill-color="#eeeeee" draw:textarea-horizontal-align="justify" draw:textarea-vertical-align="middle" draw:auto-grow-height="false" fo:min-height="0cm" fo:min-width="0cm" fo:wrap-option="no-wrap"/>
    </style:style>
    <style:style style:name="gr8" style:family="graphic" style:parent-style-name="objectwithoutfill">
      <style:graphic-properties draw:marker-end="Arrow" draw:marker-end-width="0.3cm" draw:fill="solid" draw:fill-color="#eeeeee" draw:textarea-vertical-align="middle"/>
    </style:style>
    <style:style style:name="gr9" style:family="graphic" style:parent-style-name="objectwithoutfill">
      <style:graphic-properties draw:fill="none" draw:textarea-vertical-align="middle"/>
    </style:style>
    <style:style style:name="P1" style:family="paragraph">
      <style:paragraph-properties fo:margin-left="0cm" fo:margin-right="0cm" fo:text-align="center" fo:text-indent="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858cm" svg:height="5.588cm" svg:x="8.874cm" svg:y="9.382cm">
          <text:p text:style-name="P1">Engine</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1" draw:layer="layout" svg:width="6.477cm" svg:height="1.778cm" svg:x="9.128cm" svg:y="5.445cm">
          <text:p text:style-name="P1">Scheduler</text:p>
          <draw:enhanced-geometry svg:viewBox="0 0 21600 21600" draw:type="rectangle" draw:enhanced-path="M 0 0 L 21600 0 21600 21600 0 21600 0 0 Z N"/>
        </draw:custom-shape>
        <draw:custom-shape draw:style-name="gr2" draw:text-style-name="P1" draw:layer="layout" svg:width="4.699cm" svg:height="2.54cm" svg:x="1.508cm" svg:y="8.239cm">
          <text:p text:style-name="P1">Raw Repo</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5.207cm" svg:height="1.778cm" svg:x="9.89cm" svg:y="17.383cm">
          <text:p text:style-name="P1">Inquery 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477cm" svg:height="5.461cm" svg:x="9.128cm" svg:y="21.066cm">
          <text:p text:style-name="P1">Natural Language</text:p>
          <text:p text:style-name="P1">Engine</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1" draw:layer="layout" svg:width="3.81cm" svg:height="2.032cm" svg:x="19.288cm" svg:y="6.842cm">
          <text:p text:style-name="P1">Review Qu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318cm" svg:height="2.286cm" svg:x="19.034cm" svg:y="10.906cm">
          <text:p text:style-name="P1">DB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3.556cm" svg:height="3.175cm" svg:x="28.051cm" svg:y="8.239cm">
          <text:p text:style-name="P1">Alert Sys.</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3" draw:text-style-name="P1" draw:layer="layout" svg:width="5.969cm" svg:height="1.651cm" svg:x="1.127cm" svg:y="23.352cm">
          <text:p text:style-name="P1">Spider(s)</text:p>
          <draw:enhanced-geometry svg:viewBox="0 0 21600 21600" draw:type="rectangle" draw:enhanced-path="M 0 0 L 21600 0 21600 21600 0 21600 0 0 Z N"/>
        </draw:custom-shape>
        <draw:custom-shape draw:style-name="gr2" draw:text-style-name="P1" draw:layer="layout" svg:width="4.826cm" svg:height="1.651cm" svg:x="9.89cm" svg:y="1.381cm">
          <text:p text:style-name="P1">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12.176cm" svg:y1="5.318cm" svg:x2="12.176cm" svg:y2="3.413cm">
          <text:p/>
        </draw:line>
        <draw:line draw:style-name="gr6" draw:text-style-name="P1" draw:layer="layout" svg:x1="6.715cm" svg:y1="2.27cm" svg:x2="9.382cm" svg:y2="2.27cm">
          <text:p/>
        </draw:line>
        <draw:custom-shape draw:style-name="gr7" draw:text-style-name="P1" draw:layer="layout" svg:width="5.08cm" svg:height="2.032cm" svg:x="1.381cm" svg:y="1.127cm">
          <text:p text:style-name="P1">The We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1" draw:layer="layout" svg:x1="12.43cm" svg:y1="17.002cm" svg:x2="12.43cm" svg:y2="15.097cm">
          <text:p/>
        </draw:line>
        <draw:line draw:style-name="gr8" draw:text-style-name="P1" draw:layer="layout" svg:x1="4.048cm" svg:y1="4.937cm" svg:x2="4.048cm" svg:y2="8.112cm">
          <text:p/>
        </draw:line>
        <draw:line draw:style-name="gr6" draw:text-style-name="P1" draw:layer="layout" svg:x1="4.048cm" svg:y1="11.033cm" svg:x2="4.175cm" svg:y2="22.971cm">
          <text:p/>
        </draw:line>
        <draw:line draw:style-name="gr6" draw:text-style-name="P1" draw:layer="layout" svg:x1="7.223cm" svg:y1="23.86cm" svg:x2="9.134cm" svg:y2="23.86cm">
          <text:p/>
        </draw:line>
        <draw:line draw:style-name="gr6" draw:text-style-name="P1" draw:layer="layout" svg:x1="12.43cm" svg:y1="20.806cm" svg:x2="12.43cm" svg:y2="19.409cm">
          <text:p/>
        </draw:line>
        <draw:line draw:style-name="gr6" draw:text-style-name="P1" draw:layer="layout" svg:x1="12.176cm" svg:y1="9.255cm" svg:x2="12.176cm" svg:y2="7.477cm">
          <text:p/>
        </draw:line>
        <draw:line draw:style-name="gr9" draw:text-style-name="P1" draw:layer="layout" svg:x1="16.748cm" svg:y1="7.858cm" svg:x2="16.748cm" svg:y2="12.303cm">
          <text:p/>
        </draw:line>
        <draw:line draw:style-name="gr9" draw:text-style-name="P1" draw:layer="layout" svg:x1="15.732cm" svg:y1="12.176cm" svg:x2="16.748cm" svg:y2="12.176cm">
          <text:p/>
        </draw:line>
        <draw:line draw:style-name="gr6" draw:text-style-name="P1" draw:layer="layout" svg:x1="16.748cm" svg:y1="7.858cm" svg:x2="19.161cm" svg:y2="7.858cm">
          <text:p/>
        </draw:line>
        <draw:line draw:style-name="gr9" draw:text-style-name="P1" draw:layer="layout" svg:x1="24.749cm" svg:y1="7.731cm" svg:x2="24.749cm" svg:y2="12.049cm">
          <text:p/>
        </draw:line>
        <draw:line draw:style-name="gr9" draw:text-style-name="P1" draw:layer="layout" svg:x1="22.082cm" svg:y1="7.731cm" svg:x2="22.59cm" svg:y2="7.731cm">
          <text:p/>
        </draw:line>
        <draw:line draw:style-name="gr9" draw:text-style-name="P1" draw:layer="layout" svg:x1="24.749cm" svg:y1="12.049cm" svg:x2="23.479cm" svg:y2="12.049cm">
          <text:p/>
        </draw:line>
        <draw:line draw:style-name="gr6" draw:text-style-name="P1" draw:layer="layout" svg:x1="24.749cm" svg:y1="10.017cm" svg:x2="27.924cm" svg:y2="10.017cm">
          <text:p/>
        </draw:line>
        <draw:line draw:style-name="gr6" draw:text-style-name="P1" draw:layer="layout" svg:x1="16.748cm" svg:y1="12.176cm" svg:x2="18.653cm" svg:y2="12.176cm">
          <text:p/>
        </draw:line>
        <draw:line draw:style-name="gr9" draw:text-style-name="P1" draw:layer="layout" svg:x1="23.352cm" svg:y1="7.731cm" svg:x2="24.622cm" svg:y2="7.731cm">
          <text:p/>
        </draw:line>
        <draw:line draw:style-name="gr9" draw:text-style-name="P1" draw:layer="layout" svg:x1="10.398cm" svg:y1="3.159cm" svg:x2="10.398cm" svg:y2="4.937cm">
          <text:p/>
        </draw:line>
        <draw:line draw:style-name="gr9" draw:text-style-name="P1" draw:layer="layout" svg:x1="10.398cm" svg:y1="4.937cm" svg:x2="4.048cm" svg:y2="4.93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4.29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09T10:37:05.418416688</meta:creation-date>
    <dc:date>2015-01-09T11:44:35.560653062</dc:date>
    <meta:editing-duration>PT5M44S</meta:editing-duration>
    <meta:editing-cycles>1</meta:editing-cycles>
    <meta:document-statistic meta:object-count="30"/>
    <meta:generator>LibreOffice/4.2.7.2$Linux_X86_64 LibreOffice_project/420m0$Build-2</meta:generator>
  </office:meta>
</office:document-meta>
</file>